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3.602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12.5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1.6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8cm" svg:height="2.4cm" svg:x="2.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8cm" svg:height="2.4cm" svg:x="12cm" svg:y="7.1cm">
          <text:p text:style-name="P1">Réalisation de </text:p>
          <text:p text:style-name="P1">Projets 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8cm" svg:height="2.4cm" svg:x="7.4cm" svg:y="11.5cm">
          <text:p text:style-name="P1">Uml2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3cm" svg:height="2.3cm" svg:x="3.8cm" svg:y="15.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1.611cm" svg:x1="5.6cm" svg:y1="9.4cm" svg:x2="14.9cm" svg:y2="9.5cm" draw:start-shape="id1" draw:start-glue-point="8" draw:end-shape="id2" svg:d="M5600 9400c0 3319 9300 3269 9300 100" svg:viewBox="0 0 9301 2484">
          <text:p/>
        </draw:connector>
        <draw:connector draw:style-name="gr5" draw:text-style-name="P2" draw:layer="layout" draw:type="curve" draw:line-skew="1.127cm" svg:x1="14.325cm" svg:y1="10.696cm" svg:x2="10.3cm" svg:y2="15.4cm" draw:end-shape="id3" svg:d="M14325 10696c0 4843-4025 2492-4025 4704" svg:viewBox="0 0 4026 4705">
          <text:p/>
        </draw:connector>
        <draw:frame draw:style-name="gr6" draw:text-style-name="P3" draw:layer="layout" svg:width="4.3cm" svg:height="1.1cm" svg:x="3.8cm" svg:y="7.7cm">
          <draw:text-box>
            <text:p>Utilisateur</text:p>
          </draw:text-box>
        </draw:frame>
        <draw:frame draw:style-name="gr7" draw:text-style-name="P3" draw:layer="layout" svg:width="12.7cm" svg:height="1.9cm" svg:x="4cm" svg:y="15.6cm">
          <draw:text-box>
            <text:p>Faciliter la création de classes Java à partir de diagrammes UML</text:p>
          </draw:text-box>
        </draw:frame>
        <draw:frame draw:style-name="gr8" draw:text-style-name="P5" draw:layer="layout" svg:width="18.8cm" svg:height="1.7cm" svg:x="1.2cm" svg:y="1.2cm">
          <draw:text-box>
            <text:p text:style-name="P4"><text:span text:style-name="T1">Diagramme Bête à cornes Projet Uml2Ja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09:22:59.981665492</meta:creation-date>
    <dc:date>2019-03-26T09:36:36.954879825</dc:date>
    <meta:editing-duration>PT13M38S</meta:editing-duration>
    <meta:editing-cycles>4</meta:editing-cycles>
    <meta:generator>LibreOffice/5.2.7.2$Linux_X86_64 LibreOffice_project/20m0$Build-2</meta:generator>
    <meta:document-statistic meta:object-count="9"/>
  </office:meta>
</office:document-meta>
</file>